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assigned to</text:p>
          </table:table-cell>
          <table:table-cell table:style-name="ce1"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toggl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togg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2:04:20.198561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08:51:21.784052609</meta:creation-date>
    <dc:date>2021-07-22T12:05:16.178886331</dc:date>
    <meta:editing-duration>PT14H28M49S</meta:editing-duration>
    <meta:editing-cycles>8</meta:editing-cycles>
    <meta:generator>LibreOffice/7.1.4.2$Linux_X86_64 LibreOffice_project/10$Build-2</meta:generator>
    <meta:document-statistic meta:table-count="1" meta:cell-count="1025" meta:object-count="0"/>
  </office:meta>
</office:document-meta>
</file>